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5.63mm" fo:break-before="auto" style:use-optimal-row-height="tru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6mm" fo:break-before="auto" style:use-optimal-row-height="tru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3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245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language="none" fo:country="none" style:language-asian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56"/>
        <table:table-column table:style-name="co8" table:default-cell-style-name="ce206"/>
        <table:table-column table:style-name="co9" table:default-cell-style-name="ce206"/>
        <table:table-column table:style-name="co10" table:default-cell-style-name="ce233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206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2"/>
            <table:table-cell table:style-name="ce220" office:value-type="string" calcext:value-type="string" table:number-columns-spanned="4" table:number-rows-spanned="1">
              <text:p>Farnell / Element14</text:p>
            </table:table-cell>
            <table:covered-table-cell table:style-name="ce220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212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212"/>
            <table:table-cell table:style-name="ce220" office:value-type="string" calcext:value-type="string" table:number-columns-spanned="4" table:number-rows-spanned="1">
              <text:p>RS Components</text:p>
            </table:table-cell>
            <table:covered-table-cell table:style-name="ce220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212"/>
            <table:table-cell table:style-name="ce131"/>
            <table:table-cell table:style-name="ce135"/>
            <table:table-cell table:style-name="ce30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4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123F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string" calcext:value-type="string">
            <text:p>1510688</text:p>
          </table:table-cell>
          <table:table-cell table:style-name="ce30" office:value-type="string" calcext:value-type="string">
            <text:p>PMEG4005EH</text:p>
          </table:table-cell>
          <table:table-cell table:style-name="ce66" office:value-type="float" office:value="0.091" calcext:value-type="float">
            <text:p>0,091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1727-3876-1-ND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71-PMEG4005EH-T/R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485-571</text:p>
          </table:table-cell>
          <table:table-cell table:style-name="ce110" office:value-type="string" calcext:value-type="string">
            <text:p>PMEG4005EH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 calcext:value-type="string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 calcext:value-type="currency">
            <text:p>0,091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-3 W (max. ±75 PPM/°C)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string" calcext:value-type="string">
            <text:p>1435948</text:p>
          </table:table-cell>
          <table:table-cell table:style-name="ce30" office:value-type="string" calcext:value-type="string">
            <text:p>CRA2512-FZ-R020EL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5566-ND</text:p>
          </table:table-cell>
          <table:table-cell table:style-name="ce93" office:value-type="float" office:value="2.15" calcext:value-type="float">
            <text:p>2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T52C4V3</text:p>
          </table:table-cell>
          <table:table-cell table:style-name="ce30" office:value-type="string" calcext:value-type="string">
            <text:p>SOD-1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string" calcext:value-type="string">
            <text:p>2077927</text:p>
          </table:table-cell>
          <table:table-cell table:style-name="ce30" office:value-type="string" calcext:value-type="string">
            <text:p>BZT52C4V3</text:p>
          </table:table-cell>
          <table:table-cell table:style-name="ce66" office:value-type="float" office:value="0.146" calcext:value-type="float">
            <text:p>0,146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 calcext:value-type="string">
            <text:p>821-BZT52C4V3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5-3027</text:p>
          </table:table-cell>
          <table:table-cell table:style-name="ce110" office:value-type="string" calcext:value-type="string">
            <text:p>MMSZ5229BT1G</text:p>
          </table:table-cell>
          <table:table-cell table:style-name="ce92" office:value-type="float" office:value="0.135" calcext:value-type="float">
            <text:p>0,13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 calcext:value-type="currency">
            <text:p>0,01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1946" calcext:value-type="currency">
            <text:p>200,2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7"/>
          <table:covered-table-cell table:number-columns-repeated="2" table:style-name="ce184"/>
          <table:covered-table-cell table:style-name="ce104"/>
          <table:covered-table-cell table:number-columns-repeated="2" table:style-name="ce184"/>
          <table:covered-table-cell table:style-name="ce104"/>
          <table:covered-table-cell table:number-columns-repeated="3" table:style-name="ce184"/>
          <table:covered-table-cell table:style-name="ce115"/>
          <table:covered-table-cell table:number-columns-repeated="2" table:style-name="ce184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61]*[.AC361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1" table:formula="of:=IF([.G362]&lt;&gt;&quot;&quot;;MIN([.J362];[.M362];[.P362];[.T362];[.W362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62]*[.AC362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Earth connection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9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089" calcext:value-type="currency">
            <text:p>0,009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63]*[.AC363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4]=&quot;Power board&quot;; [.B364]*2;[.B36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3:.G364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3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Enclosure feet for 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8]=&quot;Power board&quot;; [.B368]*2;[.B3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7:.G368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2/BN272</text:p>
          </table:table-cell>
          <table:table-cell table:style-name="ce66" office:value-type="float" office:value="0.0256" calcext:value-type="float">
            <text:p>0,026</text:p>
          </table:table-cell>
          <table:table-cell table:style-name="ce100" office:value-type="float" office:value="200" calcext:value-type="float">
            <text:p>2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256" calcext:value-type="currency">
            <text:p>0,026 €</text:p>
          </table:table-cell>
          <table:table-cell table:style-name="ce143" table:formula="of:=[.G369]" office:value-type="float" office:value="3" calcext:value-type="float">
            <text:p>3</text:p>
          </table:table-cell>
          <table:table-cell table:style-name="ce163" table:formula="of:=[.AB369]*[.AC369]" office:value-type="float" office:value="0.0768" calcext:value-type="float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1]=&quot;Power board&quot;; [.B371]*2;[.B37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50" table:formula="of:=IF([.G371]&lt;&gt;&quot;&quot;;MIN([.J371];[.M371];[.P371];[.T371];[.W371]);&quot;&quot;)" office:value-type="currency" office:currency="EUR" office:value="0.02586" calcext:value-type="currency">
            <text:p>0,026 €</text:p>
          </table:table-cell>
          <table:table-cell table:style-name="ce143" table:formula="of:=[.G371]" office:value-type="float" office:value="4" calcext:value-type="float">
            <text:p>4</text:p>
          </table:table-cell>
          <table:table-cell table:style-name="ce163" table:formula="of:=[.AB371]*[.AC371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2]=&quot;Power board&quot;; [.B372]*2;[.B3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3]=&quot;Power board&quot;; [.B373]*2;[.B37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4]=&quot;Power board&quot;; [.B374]*2;[.B3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5]=&quot;Power board&quot;; [.B375]*2;[.B375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2:.G375])" office:value-type="float" office:value="20" calcext:value-type="float">
            <text:p>2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854" calcext:value-type="currency">
            <text:p>0,019 €</text:p>
          </table:table-cell>
          <table:table-cell table:style-name="ce144" table:formula="of:=[.G376]" office:value-type="float" office:value="20" calcext:value-type="float">
            <text:p>20</text:p>
          </table:table-cell>
          <table:table-cell table:style-name="ce163" table:formula="of:=[.AB376]*[.AC376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8]=&quot;Power board&quot;; [.B378]*2;[.B37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TFT display to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9]=&quot;Power board&quot;; [.B379]*2;[.B37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terminals cover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1]=&quot;Power board&quot;; [.B381]*2;[.B381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8:.G381])" office:value-type="float" office:value="14" calcext:value-type="float">
            <text:p>1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 calcext:value-type="currency">
            <text:p>0,013 €</text:p>
          </table:table-cell>
          <table:table-cell table:style-name="ce144" table:formula="of:=[.G382]" office:value-type="float" office:value="14" calcext:value-type="float">
            <text:p>14</text:p>
          </table:table-cell>
          <table:table-cell table:style-name="ce163" table:formula="of:=[.AB382]*[.AC382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4]=&quot;Power board&quot;; [.B384]*2;[.B384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 calcext:value-type="currency">
            <text:p>0,156 €</text:p>
          </table:table-cell>
          <table:table-cell table:style-name="ce144" table:formula="of:=[.G384]" office:value-type="float" office:value="2" calcext:value-type="float">
            <text:p>2</text:p>
          </table:table-cell>
          <table:table-cell table:style-name="ce163" table:formula="of:=[.AB384]*[.AC384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 calcext:value-type="currency">
            <text:p>0,309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3" table:formula="of:=[.AB385]*[.AC385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6]=&quot;Power board&quot;; [.B386]*2;[.B386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 calcext:value-type="currency">
            <text:p>0,187 €</text:p>
          </table:table-cell>
          <table:table-cell table:style-name="ce144" table:formula="of:=[.G386]" office:value-type="float" office:value="5" calcext:value-type="float">
            <text:p>5</text:p>
          </table:table-cell>
          <table:table-cell table:style-name="ce163" table:formula="of:=[.AB386]*[.AC386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7]=&quot;Power board&quot;; [.B387]*2;[.B387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 calcext:value-type="currency">
            <text:p>0,057 €</text:p>
          </table:table-cell>
          <table:table-cell table:style-name="ce143" table:formula="of:=[.G387]" office:value-type="float" office:value="8" calcext:value-type="float">
            <text:p>8</text:p>
          </table:table-cell>
          <table:table-cell table:style-name="ce163" table:formula="of:=[.AB387]*[.AC387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1" office:value-type="string" calcext:value-type="string">
            <text:p>2mm spacer between TFT display and display mounting frame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IX-3-2</text:p>
          </table:table-cell>
          <table:table-cell table:style-name="ce125" office:value-type="float" office:value="0.0159" calcext:value-type="float">
            <text:p>0,01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159" calcext:value-type="currency">
            <text:p>0,016 €</text:p>
          </table:table-cell>
          <table:table-cell table:style-name="ce144" table:formula="of:=[.G388]" office:value-type="float" office:value="4" calcext:value-type="float">
            <text:p>4</text:p>
          </table:table-cell>
          <table:table-cell table:style-name="ce163" table:formula="of:=[.AB388]*[.AC388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9]=&quot;Power board&quot;; [.B389]*2;[.B389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 calcext:value-type="currency">
            <text:p>0,331 €</text:p>
          </table:table-cell>
          <table:table-cell table:style-name="ce143" table:formula="of:=[.G389]" office:value-type="float" office:value="12" calcext:value-type="float">
            <text:p>12</text:p>
          </table:table-cell>
          <table:table-cell table:style-name="ce163" table:formula="of:=[.AB389]*[.AC389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486-1084-ND</text:p>
          </table:table-cell>
          <table:table-cell table:style-name="ce93" office:value-type="float" office:value="13.08" calcext:value-type="float">
            <text:p>13,0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93-4304.6090 </text:p>
          </table:table-cell>
          <table:table-cell table:style-name="ce93" office:value-type="float" office:value="11.76" calcext:value-type="float">
            <text:p>11,7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67-7308</text:p>
          </table:table-cell>
          <table:table-cell table:style-name="ce86" office:value-type="string" calcext:value-type="string">
            <text:p>4304.6090</text:p>
          </table:table-cell>
          <table:table-cell table:style-name="ce93" office:value-type="float" office:value="9.05" calcext:value-type="float">
            <text:p>9,05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 calcext:value-type="currency">
            <text:p>3,594 €</text:p>
          </table:table-cell>
          <table:table-cell table:style-name="ce144" table:formula="of:=[.G390]" office:value-type="float" office:value="1" calcext:value-type="float">
            <text:p>1</text:p>
          </table:table-cell>
          <table:table-cell table:style-name="ce163" table:formula="of:=[.AB390]*[.AC390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1]=&quot;Power board&quot;; [.B391]*2;[.B3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 calcext:value-type="currency">
            <text:p>0,095 €</text:p>
          </table:table-cell>
          <table:table-cell table:style-name="ce143" table:formula="of:=[.G391]" office:value-type="float" office:value="2" calcext:value-type="float">
            <text:p>2</text:p>
          </table:table-cell>
          <table:table-cell table:style-name="ce163" table:formula="of:=[.AB391]*[.AC391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 calcext:value-type="currency">
            <text:p>0,094 €</text:p>
          </table:table-cell>
          <table:table-cell table:style-name="ce144" table:formula="of:=[.G392]" office:value-type="float" office:value="0" calcext:value-type="float">
            <text:p>0</text:p>
          </table:table-cell>
          <table:table-cell table:style-name="ce163" table:formula="of:=[.AB392]*[.AC39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3]=&quot;Power board&quot;; [.B393]*2;[.B393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4]*[.AC394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7]=&quot;Power board&quot;; [.B397]*2;[.B397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7]*[.AC397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3])" office:value-type="currency" office:currency="EUR" office:value="19.30956" calcext:value-type="currency">
            <text:p>19,31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1]=&quot;Power board&quot;;[.B401]*2;[.B401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 calcext:value-type="string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1]*[.AC401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2]=&quot;Power board&quot;;[.B402]*2;[.B402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2]*[.AC402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3]=&quot;Power board&quot;;[.B403]*2;[.B403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 calcext:value-type="currency">
            <text:p>0,132 €</text:p>
          </table:table-cell>
          <table:table-cell table:style-name="ce143" table:formula="of:=[.G403]" office:value-type="float" office:value="2" calcext:value-type="float">
            <text:p>2</text:p>
          </table:table-cell>
          <table:table-cell table:style-name="ce163" table:formula="of:=[.AB403]*[.AC403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4]=&quot;Power board&quot;;[.B404]*2;[.B404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 calcext:value-type="string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 calcext:value-type="currency">
            <text:p>0,188 €</text:p>
          </table:table-cell>
          <table:table-cell table:style-name="ce144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5]=&quot;Power board&quot;;[.B405]*2;[.B405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 calcext:value-type="currency">
            <text:p>0,050 €</text:p>
          </table:table-cell>
          <table:table-cell table:style-name="ce143" table:formula="of:=[.G405]" office:value-type="float" office:value="1" calcext:value-type="float">
            <text:p>1</text:p>
          </table:table-cell>
          <table:table-cell table:style-name="ce163" table:formula="of:=[.AB405]*[.AC405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6]=&quot;Power board&quot;;[.B406]*2;[.B406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 calcext:value-type="currency">
            <text:p>0,048 €</text:p>
          </table:table-cell>
          <table:table-cell table:style-name="ce144" table:formula="of:=[.G406]" office:value-type="float" office:value="1" calcext:value-type="float">
            <text:p>1</text:p>
          </table:table-cell>
          <table:table-cell table:style-name="ce163" table:formula="of:=[.AB406]*[.AC406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7]=&quot;Power board&quot;;[.B407]*2;[.B407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 calcext:value-type="currency">
            <text:p>0,087 €</text:p>
          </table:table-cell>
          <table:table-cell table:style-name="ce143" table:formula="of:=[.G407]" office:value-type="float" office:value="2" calcext:value-type="float">
            <text:p>2</text:p>
          </table:table-cell>
          <table:table-cell table:style-name="ce163" table:formula="of:=[.AB407]*[.AC407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8]=&quot;Power board&quot;;[.B408]*2;[.B408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TME" calcext:value-type="string">
            <text:p>TME</text:p>
          </table:table-cell>
          <table:table-cell table:style-name="ce151" table:formula="of:=IF([.G408]&lt;&gt;&quot;&quot;;MIN([.J408];[.M408];[.P408];[.T408];[.W408]);&quot;&quot;)" office:value-type="currency" office:currency="EUR" office:value="0.035" calcext:value-type="currency">
            <text:p>0,035 €</text:p>
          </table:table-cell>
          <table:table-cell table:style-name="ce144" table:formula="of:=[.G408]" office:value-type="float" office:value="1" calcext:value-type="float">
            <text:p>1</text:p>
          </table:table-cell>
          <table:table-cell table:style-name="ce163" table:formula="of:=[.AB408]*[.AC408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9]=&quot;Power board&quot;;[.B409]*2;[.B40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10]=&quot;Power board&quot;;[.B410]*2;[.B4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742" calcext:value-type="currency">
            <text:p>0,074 €</text:p>
          </table:table-cell>
          <table:table-cell table:style-name="ce143" table:formula="of:=[.G411]" office:value-type="float" office:value="11" calcext:value-type="float">
            <text:p>11</text:p>
          </table:table-cell>
          <table:table-cell table:style-name="ce163" table:formula="of:=[.AB411]*[.AC411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13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4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3:.G414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 calcext:value-type="string">
            <text:p>Farnell</text:p>
          </table:table-cell>
          <table:table-cell table:style-name="ce150" table:formula="of:=IF([.G415]&lt;&gt;&quot;&quot;;MIN([.J415];[.M415];[.P415];[.T415];[.W415]);&quot;&quot;)" office:value-type="currency" office:currency="EUR" office:value="0.0299" calcext:value-type="currency">
            <text:p>0,030 €</text:p>
          </table:table-cell>
          <table:table-cell table:style-name="ce143" table:formula="of:=[.G415]" office:value-type="float" office:value="5" calcext:value-type="float">
            <text:p>5</text:p>
          </table:table-cell>
          <table:table-cell table:style-name="ce163" table:formula="of:=[.AB415]*[.AC415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7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2696" calcext:value-type="currency">
            <text:p>0,027 €</text:p>
          </table:table-cell>
          <table:table-cell table:style-name="ce143" table:formula="of:=[.G417]" office:value-type="float" office:value="21" calcext:value-type="float">
            <text:p>21</text:p>
          </table:table-cell>
          <table:table-cell table:style-name="ce163" table:formula="of:=[.AB417]*[.AC417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8]=&quot;Power board&quot;;[.B418]*2;[.B418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8]*[.AC418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0]=&quot;Power board&quot;;[.B420]*2;[.B42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1]=&quot;Power board&quot;;[.B421]*2;[.B42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22]=&quot;Power board&quot;;[.B422]*2;[.B42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2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469" calcext:value-type="currency">
            <text:p>0,047 €</text:p>
          </table:table-cell>
          <table:table-cell table:style-name="ce143" table:formula="of:=[.G423]" office:value-type="float" office:value="6" calcext:value-type="float">
            <text:p>6</text:p>
          </table:table-cell>
          <table:table-cell table:style-name="ce163" table:formula="of:=[.AB423]*[.AC423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4]=&quot;Power board&quot;;[.B424]*2;[.B42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5]=&quot;Power board&quot;;[.B425]*2;[.B42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4:.G425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6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51" table:formula="of:=IF([.G424]&lt;&gt;&quot;&quot;;MIN([.J426];[.M426];[.P426];[.T426];[.W426]);&quot;&quot;)" office:value-type="currency" office:currency="EUR" office:value="0.02337" calcext:value-type="currency">
            <text:p>0,023 €</text:p>
          </table:table-cell>
          <table:table-cell table:style-name="ce144" table:formula="of:=[.G426]" office:value-type="float" office:value="6" calcext:value-type="float">
            <text:p>6</text:p>
          </table:table-cell>
          <table:table-cell table:style-name="ce163" table:formula="of:=[.AB426]*[.AC426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29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30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TME" calcext:value-type="string">
            <text:p>TME</text:p>
          </table:table-cell>
          <table:table-cell table:style-name="ce151" table:formula="of:=IF([.G430]&lt;&gt;&quot;&quot;;MIN([.J430];[.M430];[.P430];[.T430];[.W430]);&quot;&quot;)" office:value-type="currency" office:currency="EUR" office:value="0.03609" calcext:value-type="currency">
            <text:p>0,036 €</text:p>
          </table:table-cell>
          <table:table-cell table:style-name="ce144" table:formula="of:=[.G430]" office:value-type="float" office:value="5" calcext:value-type="float">
            <text:p>5</text:p>
          </table:table-cell>
          <table:table-cell table:style-name="ce163" table:formula="of:=[.AB430]*[.AC430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32]=&quot;Power board&quot;;[.B432]*2;[.B432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1.12" calcext:value-type="currency">
            <text:p>1,120 €</text:p>
          </table:table-cell>
          <table:table-cell table:style-name="ce144" table:formula="of:=[.G432]" office:value-type="float" office:value="1" calcext:value-type="float">
            <text:p>1</text:p>
          </table:table-cell>
          <table:table-cell table:style-name="ce163" table:formula="of:=[.AB432]*[.AC432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3]=&quot;Power board&quot;;[.B433]*2;[.B433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6]=&quot;Power board&quot;;[.B436]*2;[.B436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9]=&quot;Power board&quot;;[.B439]*2;[.B439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0]=&quot;Power board&quot;;[.B440]*2;[.B440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1]=&quot;Power board&quot;;[.B441]*2;[.B441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2]=&quot;Power board&quot;;[.B442]*2;[.B442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9:.G442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Farnell" calcext:value-type="string">
            <text:p>Farnell</text:p>
          </table:table-cell>
          <table:table-cell table:style-name="ce150" table:formula="of:=IF([.G443]&lt;&gt;&quot;&quot;;MIN([.J443];[.M443];[.P443];[.T443];[.W443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43]*[.AC443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5]=&quot;Power board&quot;;[.B445]*2;[.B445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6]=&quot;Power board&quot;;[.B446]*2;[.B446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 calcext:value-type="string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 calcext:value-type="currency">
            <text:p>0,340 €</text:p>
          </table:table-cell>
          <table:table-cell table:style-name="ce143" table:formula="of:=[.G447]" office:value-type="float" office:value="0.75" calcext:value-type="float">
            <text:p>1</text:p>
          </table:table-cell>
          <table:table-cell table:style-name="ce163" table:formula="of:=[.AB447]*[.AC447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0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1]=[.J451];&quot;Farnell&quot;; IF([.AB451]=[.M451]; &quot;Digikey&quot;; IF([.AB451]=[.P451]; &quot;Mouser&quot;; IF([.AB451]=[.T451]; &quot;RS&quot;; IF([.AB451]=[.W451]; &quot;TME&quot;)))))" office:value-type="string" office:string-value="TME" calcext:value-type="string">
            <text:p>TME</text:p>
          </table:table-cell>
          <table:table-cell table:style-name="ce150" table:formula="of:=IF([.G451]&lt;&gt;&quot;&quot;;MIN([.J451];[.M451];[.P451];[.T451];[.W451]);&quot;&quot;)" office:value-type="currency" office:currency="EUR" office:value="0.34" calcext:value-type="currency">
            <text:p>0,340 €</text:p>
          </table:table-cell>
          <table:table-cell table:style-name="ce143" table:formula="of:=[.G451]" office:value-type="float" office:value="0.75" calcext:value-type="float">
            <text:p>1</text:p>
          </table:table-cell>
          <table:table-cell table:style-name="ce163" table:formula="of:=[.AB451]*[.AC45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4]=&quot;Power board&quot;;[.B454]*2;[.B454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5]=&quot;Power board&quot;;[.B455]*2;[.B455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6]=&quot;Power board&quot;;[.B456]*2;[.B456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7]=&quot;Power board&quot;;[.B457]*2;[.B457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8]=&quot;Power board&quot;;[.B458]*2;[.B458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9]=&quot;Power board&quot;;[.B459]*2;[.B459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3:.G459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0.34" calcext:value-type="currency">
            <text:p>0,340 €</text:p>
          </table:table-cell>
          <table:table-cell table:style-name="ce144" table:formula="of:=[.G460]" office:value-type="float" office:value="1.605" calcext:value-type="float">
            <text:p>2</text:p>
          </table:table-cell>
          <table:table-cell table:style-name="ce163" table:formula="of:=[.AB460]*[.AC460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62]=&quot;Power board&quot;;[.B462]*2;[.B462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62]*[.AC462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63]=&quot;Power board&quot;;[.B463]*2;[.B46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Farnell" calcext:value-type="string">
            <text:p>Farnell</text:p>
          </table:table-cell>
          <table:table-cell table:style-name="ce150" table:formula="of:=IF([.G463]&lt;&gt;&quot;&quot;;MIN([.J463];[.M463];[.P463];[.T463];[.W463]);&quot;&quot;)" office:value-type="currency" office:currency="EUR" office:value="0" calcext:value-type="currency">
            <text:p>0,000 €</text:p>
          </table:table-cell>
          <table:table-cell table:style-name="ce143" table:formula="of:=[.G463]" office:value-type="float" office:value="1" calcext:value-type="float">
            <text:p>1</text:p>
          </table:table-cell>
          <table:table-cell table:style-name="ce163" table:formula="of:=[.AB463]*[.AC46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4]=&quot;Power board&quot;;[.B464]*2;[.B46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4]=[.J464];&quot;Farnell&quot;; IF([.AB464]=[.M464]; &quot;Digikey&quot;; IF([.AB464]=[.P464]; &quot;Mouser&quot;; IF([.AB464]=[.T464]; &quot;RS&quot;; IF([.AB464]=[.W464]; &quot;TME&quot;)))))" office:value-type="string" office:string-value="TME" calcext:value-type="string">
            <text:p>TME</text:p>
          </table:table-cell>
          <table:table-cell table:style-name="ce151" table:formula="of:=IF([.G464]&lt;&gt;&quot;&quot;;MIN([.J464];[.M464];[.P464];[.T464];[.W464]);&quot;&quot;)" office:value-type="currency" office:currency="EUR" office:value="1.04" calcext:value-type="currency">
            <text:p>1,040 €</text:p>
          </table:table-cell>
          <table:table-cell table:style-name="ce144" table:formula="of:=[.G464]" office:value-type="float" office:value="1" calcext:value-type="float">
            <text:p>1</text:p>
          </table:table-cell>
          <table:table-cell table:style-name="ce163" table:formula="of:=[.AB464]*[.AC464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218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1:.AD464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6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8]+[.AD465]" office:value-type="currency" office:currency="EUR" office:value="289.61813" calcext:value-type="currency">
            <text:p>289,62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3"/>
          <table:covered-table-cell table:style-name="ce243"/>
          <table:covered-table-cell table:number-columns-repeated="2" table:style-name="ce203"/>
          <table:covered-table-cell table:style-name="ce270"/>
          <table:covered-table-cell table:style-name="ce203"/>
          <table:table-cell table:style-name="ce203"/>
          <table:table-cell table:style-name="ce270"/>
          <table:table-cell table:style-name="ce203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7"/>
          <table:table-cell table:style-name="ce203" table:number-columns-repeated="7"/>
          <table:table-cell table:style-name="ce24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7">
          <table:table-cell/>
          <table:table-cell table:style-name="ce14"/>
          <table:table-cell table:style-name="ce28"/>
          <table:table-cell table:style-name="Default"/>
          <table:table-cell table:style-name="ce203" table:number-columns-repeated="6"/>
          <table:table-cell table:style-name="ce243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9:.AD471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7]+[.AD472]" office:value-type="currency" office:currency="EUR" office:value="410.61813" calcext:value-type="currency">
            <text:p>410,6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8" table:number-rows-repeated="26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 style:data-style-name="N2" text:time-value="09:46:01.744956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4-2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4-29T11:12:04.558958106</dc:date>
    <meta:editing-cycles>1791</meta:editing-cycles>
    <meta:editing-duration>P12DT11H34M1S</meta:editing-duration>
    <meta:generator>LibreOffice/5.3.1.2$Linux_X86_64 LibreOffice_project/e80a0e0fd1875e1696614d24c32df0f95f03deb2</meta:generator>
    <meta:document-statistic meta:table-count="1" meta:cell-count="64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